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5.209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Join Proxy with IC support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Join several HTTP requests into one,</text:span><text:span text:style-name="T1"><text:line-break/></text:span><text:span text:style-name="T1">example use: call OpenAI from IC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Pain Poi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nternet Computer does several (13 or more) HTTPS requests on each HTTPS outcall.</text:p>
                <text:list>
                  <text:list-item>
                    <text:p>This increases OpenAI costs 13 or more times.</text:p>
                  </text:list-item>
                  <text:list-item>
                    <text:p>We reach API throttling soon.</text:p>
                  </text:list-item>
                </text:list>
              </text:list-item>
              <text:list-item>
                <text:p>It can’t connect to IPv4 servers.</text:p>
              </text:list-item>
              <text:list-item>
                <text:p>It can’t connect to HTTP (without S).</text:p>
              </text:list-item>
              <text:list-item>
                <text:p>A competing project does not protect against stealing tokens by a malicious replic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Solu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 proxy server written in Rust, that ignores headers preventing caching (such as Cache-Control).</text:p>
              </text:list-item>
              <text:list-item>
                <text:p>Check each outcall by contacting back your canister (Motoko code given) from the proxy server. This prevents e.g. stealing OpenAI tokens, even if a replica is malicious.</text:p>
              </text:list-item>
              <text:list-item>
                <text:p>The trust is shifted to the dapp developer who installs this software on his/her server. Yes, that’s centralized, but is better than to trust all random replica provider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Future Roadma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HTTP (without S) support.</text:p>
              </text:list-item>
              <text:list-item>
                <text:p>Redis backend support.</text:p>
              </text:list-item>
              <text:list-item>
                <text:p>In-memory cache serialization option.</text:p>
              </text:list-item>
              <text:list-item>
                <text:p>Performance optimizations (avoiding Rust clone()s).</text:p>
              </text:list-item>
              <text:list-item>
                <text:p>The option to make callbacks to the user’s IC canister authenticate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3" draw:layer="layout" svg:width="19.999cm" svg:height="5.209cm" svg:x="6.6cm" svg:y="5.311cm" presentation:class="title" presentation:user-transformed="true">
          <draw:text-box>
            <text:p><text:span text:style-name="T2">Real</text:span><text:span text:style-name="T3"> dapp use case:</text:span><text:span text:style-name="T3"><text:line-break/></text:span><text:span text:style-name="T3">Zon: https://docs.zoncircle.com</text:span><text:span text:style-name="T3"><text:line-break/></text:span><text:span text:style-name="T3"><text:line-break/></text:span><text:span text:style-name="T3">This work is presented by Victor Porton,</text:span><text:span text:style-name="T3"><text:line-break/></text:span><text:span text:style-name="T3">the mathematician who discovered</text:span><text:span text:style-name="T3"><text:line-break/></text:span><text:span text:style-name="T3">ordered semigroup actions.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L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8:31:09.065978821</meta:creation-date>
    <meta:editing-duration>PT13M18S</meta:editing-duration>
    <meta:editing-cycles>15</meta:editing-cycles>
    <meta:generator>LibreOffice/24.2.3.2$Linux_X86_64 LibreOffice_project/420$Build-2</meta:generator>
    <dc:title>Join Proxy pitch deck</dc:title>
    <dc:date>2024-06-28T18:46:25.686617235</dc:date>
    <meta:document-statistic meta:object-count="74"/>
  </office:meta>
</office:document-meta>
</file>